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5cm" fo:min-width="3.69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7.87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0.254cm" svg:y="0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83cm" svg:height="1.361cm" svg:x="0.254cm" svg:y="0.254cm">
          <draw:text-box>
            <text:p><text:span text:style-name="T1">SymmetricDS Application </text:span><text:span text:style-name="T1"><text:line-break/></text:span><text:span text:style-name="T1">corp, port 8080</text:span></text:p>
          </draw:text-box>
        </draw:frame>
        <draw:frame draw:style-name="gr2" draw:text-style-name="P2" draw:layer="layout" svg:width="6.183cm" svg:height="1.361cm" svg:x="7.874cm" svg:y="0.254cm">
          <draw:text-box>
            <text:p><text:span text:style-name="T1">SymmetricDS Application </text:span></text:p>
            <text:p><text:span text:style-name="T1">store, port 9090</text:span></text:p>
          </draw:text-box>
        </draw:frame>
        <draw:frame draw:style-name="gr3" draw:text-style-name="P4" draw:layer="layout" svg:width="3.81cm" svg:height="0.721cm" svg:x="8.128cm" svg:y="1.905cm">
          <draw:text-box>
            <text:p text:style-name="P3"><text:span text:style-name="T2">store-001 engine</text:span></text:p>
          </draw:text-box>
        </draw:frame>
        <draw:frame draw:style-name="gr3" draw:text-style-name="P4" draw:layer="layout" svg:width="3.81cm" svg:height="0.721cm" svg:x="0.508cm" svg:y="1.905cm">
          <draw:text-box>
            <text:p text:style-name="P3"><text:span text:style-name="T2">corp-000 eng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32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7T08:14:13</meta:creation-date>
    <dc:date>2013-02-07T08:47:57</dc:date>
    <meta:editing-duration>PT15M34S</meta:editing-duration>
    <meta:editing-cycles>17</meta:editing-cycles>
    <meta:generator>LibreOffice/3.6$MacOSX_x86 LibreOffice_project/2ef5aff-a6fb0ff-166bdff-cf087ad-0f1389</meta:generator>
    <meta:document-statistic meta:object-count="6"/>
  </office:meta>
</office:document-meta>
</file>